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Таблица1" style:family="table">
      <style:table-properties style:width="16.484cm" fo:margin-left="-0.182cm" fo:margin-top="0cm" fo:margin-bottom="0cm" table:align="left" style:writing-mode="page"/>
    </style:style>
    <style:style style:name="Таблица1.A" style:family="table-column">
      <style:table-column-properties style:column-width="5.489cm"/>
    </style:style>
    <style:style style:name="Таблица1.B" style:family="table-column">
      <style:table-column-properties style:column-width="7.751cm"/>
    </style:style>
    <style:style style:name="Таблица1.C" style:family="table-column">
      <style:table-column-properties style:column-width="3.24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style>
    <style:style style:name="Таблица1.2" style:family="table-row">
      <style:table-row-properties style:min-row-height="4.068cm" fo:keep-together="auto"/>
    </style:style>
    <style:style style:name="Таблица1.4" style:family="table-row">
      <style:table-row-properties style:min-row-height="3.251cm" fo:keep-together="auto"/>
    </style:style>
    <style:style style:name="Таблица1.5" style:family="table-row">
      <style:table-row-properties style:min-row-height="2.379cm" fo:keep-together="auto"/>
    </style:style>
    <style:style style:name="Таблица1.6" style:family="table-row">
      <style:table-row-properties style:min-row-height="0.746cm" fo:keep-together="auto"/>
    </style:style>
    <style:style style:name="P1" style:family="paragraph" style:parent-style-name="Standard_20__28_WW_29_">
      <style:paragraph-properties fo:text-align="end" style:justify-single-word="false"/>
    </style:style>
    <style:style style:name="P2" style:family="paragraph" style:parent-style-name="Standard_20__28_WW_29_">
      <style:paragraph-properties fo:text-align="center" style:justify-single-word="false"/>
    </style:style>
    <style:style style:name="P3" style:family="paragraph" style:parent-style-name="Standard_20__28_WW_29_">
      <style:paragraph-properties fo:margin-top="0cm" fo:margin-bottom="0cm" style:contextual-spacing="false" fo:line-height="100%"/>
    </style:style>
    <style:style style:name="P4" style:family="paragraph" style:parent-style-name="Standard_20__28_WW_29_">
      <style:paragraph-properties fo:margin-top="0cm" fo:margin-bottom="0cm" style:contextual-spacing="false" fo:line-height="100%" fo:text-align="center" style:justify-single-word="false"/>
    </style:style>
    <style:style style:name="P5" style:family="paragraph" style:parent-style-name="Standard_20__28_WW_29_">
      <style:paragraph-properties fo:margin-top="0cm" fo:margin-bottom="0cm" style:contextual-spacing="false" fo:line-height="100%" fo:text-align="justify" style:justify-single-word="false"/>
    </style:style>
    <style:style style:name="P6" style:family="paragraph" style:parent-style-name="Standard_20__28_WW_29_">
      <style:paragraph-properties fo:margin-left="0.199cm" fo:margin-right="0.169cm" fo:margin-top="0cm" fo:margin-bottom="0cm" style:contextual-spacing="false" fo:line-height="100%" fo:text-align="justify" style:justify-single-word="false" fo:text-indent="1.169cm" style:auto-text-indent="false"/>
    </style:style>
    <style:style style:name="P7" style:family="paragraph" style:parent-style-name="Standard_20__28_WW_29_">
      <style:paragraph-properties fo:margin-top="0cm" fo:margin-bottom="0cm" style:contextual-spacing="false" fo:line-height="100%" fo:text-align="center" style:justify-single-word="false"/>
      <style:text-properties style:font-name="Times New Roman" fo:font-size="12pt" style:font-size-asian="12pt" style:font-name-complex="Times New Roman2" style:font-size-complex="12pt"/>
    </style:style>
    <style:style style:name="P8" style:family="paragraph" style:parent-style-name="Standard_20__28_WW_29_">
      <style:paragraph-properties fo:margin-top="0cm" fo:margin-bottom="0cm" style:contextual-spacing="false" fo:line-height="100%" fo:text-align="justify" style:justify-single-word="false"/>
      <style:text-properties style:font-name="Times New Roman" fo:font-size="10pt" fo:language="en" fo:country="US" style:font-size-asian="10pt" style:font-name-complex="Times New Roman2" style:font-size-complex="10pt"/>
    </style:style>
    <style:style style:name="P9" style:family="paragraph" style:parent-style-name="Standard_20__28_WW_29_">
      <style:paragraph-properties fo:margin-top="0cm" fo:margin-bottom="0cm" style:contextual-spacing="false" fo:line-height="100%"/>
      <style:text-properties style:font-name="Times New Roman" fo:font-size="10pt" fo:language="en" fo:country="US" style:font-size-asian="10pt" style:font-name-complex="Times New Roman2" style:font-size-complex="10pt"/>
    </style:style>
    <style:style style:name="P10" style:family="paragraph" style:parent-style-name="Standard_20__28_WW_29_">
      <style:paragraph-properties fo:margin-top="0cm" fo:margin-bottom="0cm" style:contextual-spacing="false" fo:line-height="100%"/>
      <style:text-properties style:font-name="Times New Roman" fo:font-size="10pt" fo:language="en" fo:country="US" fo:font-weight="bold" style:font-size-asian="10pt" style:font-weight-asian="bold" style:font-name-complex="Times New Roman2" style:font-size-complex="10pt"/>
    </style:style>
    <style:style style:name="P11" style:family="paragraph" style:parent-style-name="Standard_20__28_WW_29_">
      <style:paragraph-properties fo:margin-top="0cm" fo:margin-bottom="0cm" style:contextual-spacing="false" fo:line-height="100%"/>
      <style:text-properties style:font-name="Times New Roman" fo:font-size="14pt" fo:language="en" fo:country="US" style:font-size-asian="14pt" style:font-name-complex="Times New Roman2" style:font-size-complex="14pt"/>
    </style:style>
    <style:style style:name="P12" style:family="paragraph" style:parent-style-name="Standard_20__28_WW_29_">
      <style:text-properties style:font-name="Times New Roman" fo:font-size="9pt" fo:language="en" fo:country="US" style:font-size-asian="9pt" style:font-name-complex="Times New Roman2" style:font-size-complex="9pt"/>
    </style:style>
    <style:style style:name="P13" style:family="paragraph" style:parent-style-name="Text_20_body_20__28_WW_29_">
      <style:paragraph-properties fo:margin-left="0.203cm" fo:margin-right="0.182cm" fo:margin-top="0.166cm" fo:margin-bottom="0cm" style:contextual-spacing="false" fo:line-height="110%" fo:text-align="justify" style:justify-single-word="false" fo:text-indent="1.171cm" style:auto-text-indent="false"/>
    </style:style>
    <style:style style:name="P14" style:family="paragraph" style:parent-style-name="Text_20_body_20__28_WW_29_">
      <style:paragraph-properties fo:margin-left="0.199cm" fo:margin-right="0.169cm" fo:margin-top="0.247cm" fo:margin-bottom="0cm" style:contextual-spacing="false" fo:line-height="110%" fo:text-align="justify" style:justify-single-word="false" fo:text-indent="1.169cm" style:auto-text-indent="false"/>
    </style:style>
    <style:style style:name="P15" style:family="paragraph" style:parent-style-name="Text_20_body_20__28_WW_29_">
      <style:paragraph-properties fo:margin-top="0cm" fo:margin-bottom="0cm" style:contextual-spacing="false" fo:line-height="110%"/>
    </style:style>
    <style:style style:name="P16" style:family="paragraph" style:parent-style-name="Text_20_body_20__28_WW_29_">
      <style:paragraph-properties fo:margin-left="0.199cm" fo:margin-right="0.191cm" fo:margin-top="0.249cm" fo:margin-bottom="0cm" style:contextual-spacing="false" fo:line-height="108%" fo:text-align="justify" style:justify-single-word="false" fo:text-indent="1.101cm" style:auto-text-indent="false"/>
    </style:style>
    <style:style style:name="P17" style:family="paragraph" style:parent-style-name="Text_20_body_20__28_WW_29_">
      <style:paragraph-properties fo:margin-top="0cm" fo:margin-bottom="0cm" style:contextual-spacing="false" fo:line-height="108%"/>
    </style:style>
    <style:style style:name="T1" style:family="text">
      <style:text-properties style:font-name="Times New Roman" fo:font-size="12pt" fo:font-weight="bold" style:font-size-asian="12pt" style:font-weight-asian="bold" style:font-name-complex="Times New Roman2" style:font-size-complex="12pt"/>
    </style:style>
    <style:style style:name="T2" style:family="text">
      <style:text-properties style:font-name="Times New Roman" fo:font-size="12pt" fo:font-weight="bold" officeooo:rsid="0018134e" style:font-size-asian="12pt" style:font-weight-asian="bold" style:font-name-complex="Times New Roman2" style:font-size-complex="12pt"/>
    </style:style>
    <style:style style:name="T3" style:family="text">
      <style:text-properties style:font-name="Times New Roman" fo:font-size="12pt" fo:language="en" fo:country="US" fo:font-weight="bold" style:font-size-asian="12pt" style:font-weight-asian="bold" style:font-name-complex="Times New Roman2" style:font-size-complex="12pt"/>
    </style:style>
    <style:style style:name="T4" style:family="text">
      <style:text-properties style:font-name="Times New Roman" fo:font-size="12pt" fo:language="en" fo:country="US" style:font-size-asian="12pt" style:font-name-complex="Times New Roman2" style:font-size-complex="12pt"/>
    </style:style>
    <style:style style:name="T5" style:family="text">
      <style:text-properties style:font-name="Times New Roman" fo:font-size="12pt" fo:language="en" fo:country="US" fo:font-style="italic" style:font-size-asian="12pt" style:font-style-asian="italic" style:font-name-complex="Times New Roman2" style:font-size-complex="12pt"/>
    </style:style>
    <style:style style:name="T6" style:family="text">
      <style:text-properties style:font-name="Times New Roman" fo:font-size="12pt" fo:language="en" fo:country="US" fo:font-style="italic" fo:font-weight="bold" style:font-size-asian="12pt" style:font-style-asian="italic" style:font-weight-asian="bold" style:font-name-complex="Times New Roman2" style:font-size-complex="12pt"/>
    </style:style>
    <style:style style:name="T7" style:family="text">
      <style:text-properties style:font-name="Times New Roman" fo:font-size="12pt" fo:font-style="italic" style:font-size-asian="12pt" style:font-style-asian="italic" style:font-name-complex="Times New Roman2" style:font-size-complex="12pt"/>
    </style:style>
    <style:style style:name="T8" style:family="text">
      <style:text-properties style:font-name="Times New Roman" fo:font-size="12pt" style:font-size-asian="12pt" style:font-name-complex="Times New Roman2" style:font-size-complex="12pt"/>
    </style:style>
    <style:style style:name="T9" style:family="text">
      <style:text-properties style:font-name="Times New Roman" fo:font-size="10pt" fo:language="en" fo:country="US" fo:font-weight="bold" style:font-size-asian="10pt" style:font-weight-asian="bold" style:font-name-complex="Times New Roman2" style:font-size-complex="10pt"/>
    </style:style>
    <style:style style:name="T10" style:family="text">
      <style:text-properties style:font-name="Times New Roman" fo:font-size="10pt" fo:language="en" fo:country="US" style:font-size-asian="10pt" style:font-name-complex="Times New Roman2" style:font-size-complex="10pt"/>
    </style:style>
    <style:style style:name="T11" style:family="text">
      <style:text-properties style:font-name="Times New Roman" fo:font-size="10pt" style:font-size-asian="10pt" style:font-name-complex="Times New Roman2" style:font-size-complex="10pt"/>
    </style:style>
    <style:style style:name="T12" style:family="text">
      <style:text-properties style:font-name="Times New Roman" fo:font-size="14pt" fo:language="en" fo:country="US" style:font-size-asian="14pt" style:font-name-complex="Times New Roman2" style:font-size-complex="14pt"/>
    </style:style>
    <style:style style:name="T13" style:family="text">
      <style:text-properties style:font-name="Times New Roman" fo:font-size="9pt" fo:language="en" fo:country="US" style:font-size-asian="9pt" style:font-name-complex="Times New Roman2" style:font-size-complex="9pt"/>
    </style:style>
    <style:style style:name="T14" style:family="text">
      <style:text-properties fo:language="en" fo:country="US"/>
    </style:style>
    <style:style style:name="T15" style:family="text">
      <style:text-properties fo:color="#ff0000" loext:opacity="100%" style:font-name="Times New Roman" fo:font-size="12pt" fo:font-weight="bold" style:font-size-asian="12pt" style:font-weight-asian="bold" style:font-name-complex="Times New Roman2" style:font-size-complex="12pt"/>
    </style:style>
    <style:style style:name="T16" style:family="text">
      <style:text-properties fo:color="#ff0000" loext:opacity="100%" style:font-name="Times New Roman" fo:font-size="12pt" fo:language="en" fo:country="US" fo:font-weight="bold" style:font-size-asian="12pt" style:font-weight-asian="bold" style:font-name-complex="Times New Roman2" style:font-size-complex="12pt"/>
    </style:style>
    <style:style style:name="T17" style:family="text">
      <style:text-properties fo:color="#000000" loext:opacity="100%" style:font-name="Times New Roman" fo:font-size="10pt" fo:language="en" fo:country="US" style:font-size-asian="10pt" style:font-name-complex="Times New Roman2" style:font-size-complex="10pt"/>
    </style:style>
    <style:style style:name="T18" style:family="text">
      <style:text-properties fo:color="#000000" loext:opacity="100%" style:font-name="Times New Roman" fo:font-size="10pt" fo:language="en" fo:country="US" style:font-size-asian="10pt" style:font-name-complex="Times New Roman2" style:font-size-complex="10pt" style:text-scale="106%"/>
    </style:style>
    <style:style style:name="T19" style:family="text">
      <style:text-properties fo:color="#000000" loext:opacity="100%" style:font-name="Times New Roman" fo:font-size="10pt" fo:language="en" fo:country="US" style:font-size-asian="10pt" style:font-name-complex="Times New Roman2" style:font-size-complex="10pt" style:text-scale="109%"/>
    </style:style>
    <style:style style:name="T20" style:family="text">
      <style:text-properties fo:color="#000000" loext:opacity="100%" style:font-name="Times New Roman" fo:font-size="10pt" fo:language="en" fo:country="US" style:font-size-asian="10pt" style:font-name-complex="Times New Roman2" style:font-size-complex="10pt" style:text-scale="103%"/>
    </style:style>
    <style:style style:name="T21" style:family="text">
      <style:text-properties fo:color="#000000" loext:opacity="100%" style:font-name="Times New Roman" fo:font-size="10pt" fo:language="en" fo:country="US" style:font-size-asian="10pt" style:font-name-complex="Times New Roman2" style:font-size-complex="10pt" style:text-scale="97%"/>
    </style:style>
    <style:style style:name="T22" style:family="text">
      <style:text-properties fo:color="#000000" loext:opacity="100%" style:font-name="Times New Roman" fo:font-size="10pt" fo:language="en" fo:country="US" style:font-size-asian="10pt" style:font-name-complex="Times New Roman2" style:font-size-complex="10pt" style:text-scale="110%"/>
    </style:style>
    <style:style style:name="T23" style:family="text">
      <style:text-properties fo:color="#000000" loext:opacity="100%" style:font-name="Times New Roman" fo:font-size="10pt" fo:language="en" fo:country="US" style:font-size-asian="10pt" style:font-name-complex="Times New Roman2" style:font-size-complex="10pt" style:text-scale="63%"/>
    </style:style>
    <style:style style:name="T24" style:family="text">
      <style:text-properties fo:color="#000000" loext:opacity="100%" style:font-name="Times New Roman" fo:font-size="10pt" fo:language="en" fo:country="US" style:font-size-asian="10pt" style:font-name-complex="Times New Roman2" style:font-size-complex="10pt" style:text-scale="79%"/>
    </style:style>
    <style:style style:name="T25" style:family="text">
      <style:text-properties fo:color="#000000" loext:opacity="100%" style:font-name="Times New Roman" fo:font-size="10pt" fo:language="en" fo:country="US" style:font-size-asian="10pt" style:font-name-complex="Times New Roman2" style:font-size-complex="10pt" style:text-scale="115%"/>
    </style:style>
    <style:style style:name="T26" style:family="text">
      <style:text-properties fo:color="#000000" loext:opacity="100%" style:font-name="Times New Roman" fo:font-size="10pt" fo:language="en" fo:country="US" style:font-size-asian="10pt" style:font-name-complex="Times New Roman2" style:font-size-complex="10pt" style:text-scale="104%"/>
    </style:style>
    <style:style style:name="T27" style:family="text">
      <style:text-properties fo:color="#000000" loext:opacity="100%" style:font-name="Times New Roman" fo:font-size="10pt" fo:language="en" fo:country="US" style:font-size-asian="10pt" style:font-name-complex="Times New Roman2" style:font-size-complex="10pt" style:text-scale="95%"/>
    </style:style>
    <style:style style:name="T28" style:family="text">
      <style:text-properties fo:color="#000000" loext:opacity="100%" style:font-name="Times New Roman" fo:font-size="10pt" fo:language="en" fo:country="US" style:font-size-asian="10pt" style:font-name-complex="Times New Roman2" style:font-size-complex="10pt" style:text-scale="108%"/>
    </style:style>
    <style:style style:name="T29" style:family="text">
      <style:text-properties fo:color="#000000" loext:opacity="100%" style:font-name="Times New Roman" fo:font-size="10pt" fo:language="en" fo:country="US" fo:background-color="#00ffff" loext:char-shading-value="0" style:font-size-asian="10pt" style:font-name-complex="Times New Roman2" style:font-size-complex="10pt"/>
    </style:style>
    <style:style style:name="T30" style:family="text">
      <style:text-properties fo:color="#000000" loext:opacity="100%" style:font-name="Times New Roman" fo:font-size="10pt" fo:language="en" fo:country="US" fo:background-color="#00ffff" loext:char-shading-value="0" style:font-size-asian="10pt" style:font-name-complex="Times New Roman2" style:font-size-complex="10pt" style:text-scale="97%"/>
    </style:style>
    <style:style style:name="T31" style:family="text">
      <style:text-properties fo:color="#000000" loext:opacity="100%" style:font-name="Times New Roman" fo:font-size="10pt" fo:language="en" fo:country="US" fo:background-color="#00ffff" loext:char-shading-value="0" style:font-size-asian="10pt" style:font-name-complex="Times New Roman2" style:font-size-complex="10pt" style:text-scale="103%"/>
    </style:style>
    <style:style style:name="T32" style:family="text">
      <style:text-properties fo:color="#000000" loext:opacity="100%" style:font-name="Times New Roman" fo:font-size="10pt" fo:language="en" fo:country="US" fo:background-color="#00ffff" loext:char-shading-value="0" style:font-size-asian="10pt" style:font-name-complex="Times New Roman2" style:font-size-complex="10pt" style:text-scale="50%"/>
    </style:style>
    <style:style style:name="T33" style:family="text">
      <style:text-properties fo:color="#000000" loext:opacity="100%" style:font-name="Times New Roman" fo:font-size="10pt" fo:language="en" fo:country="US" fo:background-color="#00ffff" loext:char-shading-value="0" style:font-name-asian="Times New Roman2" style:font-size-asian="10pt" style:language-asian="ru" style:country-asian="RU" style:font-name-complex="Times New Roman2" style:font-size-complex="10pt" style:text-scale="105%"/>
    </style:style>
    <style:style style:name="T34" style:family="text">
      <style:text-properties fo:color="#000000" loext:opacity="100%" style:font-name="Times New Roman" fo:font-size="10pt" fo:language="en" fo:country="US" fo:background-color="#00ff00" loext:char-shading-value="0" style:font-size-asian="10pt" style:font-name-complex="Times New Roman2" style:font-size-complex="10pt"/>
    </style:style>
    <style:style style:name="T35" style:family="text">
      <style:text-properties fo:color="#000000" loext:opacity="100%" style:font-name="Times New Roman" fo:font-size="10pt" fo:language="en" fo:country="US" fo:background-color="#00ff00" loext:char-shading-value="0" style:font-size-asian="10pt" style:font-name-complex="Times New Roman2" style:font-size-complex="10pt" style:text-scale="105%"/>
    </style:style>
    <style:style style:name="T36" style:family="text">
      <style:text-properties fo:color="#000000" loext:opacity="100%" style:font-name="Times New Roman" fo:font-size="10pt" fo:language="en" fo:country="US" fo:background-color="#00ff00" loext:char-shading-value="0" style:font-name-asian="Times New Roman2" style:font-size-asian="10pt" style:language-asian="ru" style:country-asian="RU" style:font-name-complex="Times New Roman2" style:font-size-complex="10pt" style:text-scale="105%"/>
    </style:style>
    <style:style style:name="T37" style:family="text">
      <style:text-properties fo:color="#000000" loext:opacity="100%" style:font-name="Times New Roman" fo:font-size="10pt" fo:language="en" fo:country="US" fo:font-weight="normal" fo:background-color="#ffff00" loext:char-shading-value="0" style:font-size-asian="10pt" style:font-weight-asian="normal" style:font-name-complex="Times New Roman2" style:font-size-complex="10pt" style:font-weight-complex="normal"/>
    </style:style>
    <style:style style:name="T38" style:family="text">
      <style:text-properties fo:color="#000000" loext:opacity="100%" style:font-name="Times New Roman" fo:font-size="10pt" fo:language="en" fo:country="US" fo:font-weight="normal" fo:background-color="#ffff00" loext:char-shading-value="0" style:font-size-asian="10pt" style:font-weight-asian="normal" style:font-name-complex="Times New Roman2" style:font-size-complex="10pt" style:font-weight-complex="normal" style:text-scale="105%"/>
    </style:style>
    <style:style style:name="T39" style:family="text">
      <style:text-properties fo:color="#000000" loext:opacity="100%" style:font-name="Times New Roman" fo:font-size="10pt" fo:language="en" fo:country="US" fo:font-weight="normal" fo:background-color="#ffff00" loext:char-shading-value="0" style:font-name-asian="Times New Roman2" style:font-size-asian="10pt" style:language-asian="ru" style:country-asian="RU" style:font-weight-asian="normal" style:font-name-complex="Times New Roman2" style:font-size-complex="10pt" style:font-weight-complex="normal" style:text-scale="105%"/>
    </style:style>
    <style:style style:name="T40" style:family="text">
      <style:text-properties fo:color="#000000" loext:opacity="100%" style:font-name="Times New Roman" fo:font-size="10pt" fo:language="en" fo:country="US" fo:font-weight="normal" fo:background-color="#00ff00" loext:char-shading-value="0" style:font-size-asian="10pt" style:font-weight-asian="normal" style:font-name-complex="Times New Roman2" style:font-size-complex="10pt" style:font-weight-complex="normal" style:text-scale="105%"/>
    </style:style>
    <style:style style:name="T41" style:family="text">
      <style:text-properties fo:color="#000000" loext:opacity="100%" style:font-name="Times New Roman" fo:font-size="10pt" fo:language="en" fo:country="US" fo:font-weight="normal" fo:background-color="#00ff00" loext:char-shading-value="0" style:font-name-asian="Times New Roman2" style:font-size-asian="10pt" style:language-asian="ru" style:country-asian="RU" style:font-weight-asian="normal" style:font-name-complex="Times New Roman2" style:font-size-complex="10pt" style:font-weight-complex="normal" style:text-scale="105%"/>
    </style:style>
    <style:style style:name="T42" style:family="text">
      <style:text-properties fo:color="#000000" loext:opacity="100%" style:font-name="Times New Roman" fo:font-size="10pt" fo:language="en" fo:country="US" fo:font-weight="normal" fo:background-color="#00ffff" loext:char-shading-value="0" style:font-size-asian="10pt" style:font-weight-asian="normal" style:font-name-complex="Times New Roman2" style:font-size-complex="10pt" style:font-weight-complex="normal" style:text-scale="105%"/>
    </style:style>
    <style:style style:name="T43" style:family="text">
      <style:text-properties fo:color="#000000" loext:opacity="100%" style:font-name="Times New Roman" fo:font-size="10pt" fo:language="en" fo:country="US" fo:font-weight="normal" fo:background-color="#00ffff" loext:char-shading-value="0" style:font-name-asian="Times New Roman2" style:font-size-asian="10pt" style:language-asian="ru" style:country-asian="RU" style:font-weight-asian="normal" style:font-name-complex="Times New Roman2" style:font-size-complex="10pt" style:font-weight-complex="normal" style:text-scale="105%"/>
    </style:style>
    <style:style style:name="T44" style:family="text">
      <style:text-properties fo:color="#000000" loext:opacity="100%" style:font-name="Times New Roman" fo:font-size="10pt" fo:language="en" fo:country="US" fo:font-weight="normal" fo:background-color="#ffffff" loext:char-shading-value="0" style:font-name-asian="Times New Roman2" style:font-size-asian="10pt" style:language-asian="ru" style:country-asian="RU" style:font-weight-asian="normal" style:font-name-complex="Times New Roman2" style:font-size-complex="10pt" style:font-weight-complex="normal" style:text-scale="105%"/>
    </style:style>
    <style:style style:name="T45" style:family="text">
      <style:text-properties fo:color="#000000" loext:opacity="100%" style:font-name="Times New Roman" fo:font-size="10pt" fo:language="en" fo:country="US" fo:background-color="#ffff00" loext:char-shading-value="0" style:font-size-asian="10pt" style:font-name-complex="Times New Roman2" style:font-size-complex="10pt"/>
    </style:style>
    <style:style style:name="T46" style:family="text">
      <style:text-properties fo:color="#000000" loext:opacity="100%" style:font-name="Times New Roman" fo:font-size="10pt" fo:language="en" fo:country="US" style:font-name-asian="Times New Roman2" style:font-size-asian="10pt" style:language-asian="ru" style:country-asian="RU" style:font-name-complex="Times New Roman2" style:font-size-complex="10pt" style:text-scale="105%"/>
    </style:style>
    <style:style style:name="T47" style:family="text">
      <style:text-properties fo:color="#000000" loext:opacity="100%" style:font-name="Times New Roman" fo:font-size="10pt" fo:letter-spacing="0.002cm" fo:language="en" fo:country="US" style:font-size-asian="10pt" style:font-name-complex="Times New Roman2" style:font-size-complex="10pt"/>
    </style:style>
    <style:style style:name="T48" style:family="text">
      <style:text-properties fo:color="#000000" loext:opacity="100%" style:font-name="Times New Roman" fo:font-size="10pt" fo:letter-spacing="0.004cm" fo:language="en" fo:country="US" style:font-size-asian="10pt" style:font-name-complex="Times New Roman2" style:font-size-complex="10pt" style:text-scale="109%"/>
    </style:style>
    <style:style style:name="T49" style:family="text">
      <style:text-properties fo:color="#000000" loext:opacity="100%" style:font-name="Times New Roman" fo:font-size="10pt" fo:letter-spacing="0.004cm" fo:language="en" fo:country="US" style:font-size-asian="10pt" style:font-name-complex="Times New Roman2" style:font-size-complex="10pt" style:text-scale="104%"/>
    </style:style>
    <style:style style:name="T50" style:family="text">
      <style:text-properties fo:color="#000000" loext:opacity="100%" style:font-name="Times New Roman" fo:font-size="10pt" fo:letter-spacing="0.004cm" fo:language="en" fo:country="US" style:font-size-asian="10pt" style:font-name-complex="Times New Roman2" style:font-size-complex="10pt" style:text-scale="112%"/>
    </style:style>
    <style:style style:name="T51" style:family="text">
      <style:text-properties fo:color="#000000" loext:opacity="100%" style:font-name="Times New Roman" fo:font-size="10pt" fo:letter-spacing="0.004cm" fo:language="en" fo:country="US" style:font-size-asian="10pt" style:font-name-complex="Times New Roman2" style:font-size-complex="10pt" style:text-scale="97%"/>
    </style:style>
    <style:style style:name="T52" style:family="text">
      <style:text-properties fo:color="#000000" loext:opacity="100%" style:font-name="Times New Roman" fo:font-size="10pt" fo:letter-spacing="0.004cm" fo:language="en" fo:country="US" style:font-size-asian="10pt" style:font-name-complex="Times New Roman2" style:font-size-complex="10pt" style:text-scale="111%"/>
    </style:style>
    <style:style style:name="T53" style:family="text">
      <style:text-properties fo:color="#000000" loext:opacity="100%" style:font-name="Times New Roman" fo:font-size="10pt" fo:letter-spacing="0.004cm" fo:language="en" fo:country="US" style:font-size-asian="10pt" style:font-name-complex="Times New Roman2" style:font-size-complex="10pt"/>
    </style:style>
    <style:style style:name="T54" style:family="text">
      <style:text-properties fo:color="#000000" loext:opacity="100%" style:font-name="Times New Roman" fo:font-size="10pt" fo:letter-spacing="-0.009cm" fo:language="en" fo:country="US" style:font-size-asian="10pt" style:font-name-complex="Times New Roman2" style:font-size-complex="10pt" style:text-scale="105%"/>
    </style:style>
    <style:style style:name="T55" style:family="text">
      <style:text-properties fo:color="#000000" loext:opacity="100%" style:font-name="Times New Roman" fo:font-size="10pt" fo:letter-spacing="-0.009cm" fo:language="en" fo:country="US" style:font-size-asian="10pt" style:font-name-complex="Times New Roman2" style:font-size-complex="10pt"/>
    </style:style>
    <style:style style:name="T56" style:family="text">
      <style:text-properties fo:color="#000000" loext:opacity="100%" style:font-name="Times New Roman" fo:font-size="10pt" fo:letter-spacing="0.005cm" fo:language="en" fo:country="US" style:font-size-asian="10pt" style:font-name-complex="Times New Roman2" style:font-size-complex="10pt"/>
    </style:style>
    <style:style style:name="T57" style:family="text">
      <style:text-properties fo:color="#000000" loext:opacity="100%" style:font-name="Times New Roman" fo:font-size="10pt" fo:letter-spacing="0.005cm" fo:language="en" fo:country="US" style:font-size-asian="10pt" style:font-name-complex="Times New Roman2" style:font-size-complex="10pt" style:text-scale="110%"/>
    </style:style>
    <style:style style:name="T58" style:family="text">
      <style:text-properties fo:color="#000000" loext:opacity="100%" style:font-name="Times New Roman" fo:font-size="10pt" fo:letter-spacing="-0.004cm" fo:language="en" fo:country="US" style:font-size-asian="10pt" style:font-name-complex="Times New Roman2" style:font-size-complex="10pt" style:text-scale="106%"/>
    </style:style>
    <style:style style:name="T59" style:family="text">
      <style:text-properties fo:color="#000000" loext:opacity="100%" style:font-name="Times New Roman" fo:font-size="10pt" fo:letter-spacing="-0.005cm" fo:language="en" fo:country="US" style:font-size-asian="10pt" style:font-name-complex="Times New Roman2" style:font-size-complex="10pt"/>
    </style:style>
    <style:style style:name="T60" style:family="text">
      <style:text-properties fo:color="#000000" loext:opacity="100%" style:font-name="Times New Roman" fo:font-size="10pt" fo:letter-spacing="-0.005cm" fo:language="en" fo:country="US" style:font-size-asian="10pt" style:font-name-complex="Times New Roman2" style:font-size-complex="10pt" style:text-scale="109%"/>
    </style:style>
    <style:style style:name="T61" style:family="text">
      <style:text-properties fo:color="#000000" loext:opacity="100%" style:font-name="Times New Roman" fo:font-size="10pt" fo:letter-spacing="-0.005cm" fo:language="en" fo:country="US" style:font-size-asian="10pt" style:font-name-complex="Times New Roman2" style:font-size-complex="10pt" style:text-scale="111%"/>
    </style:style>
    <style:style style:name="T62" style:family="text">
      <style:text-properties fo:color="#000000" loext:opacity="100%" style:font-name="Times New Roman" fo:font-size="10pt" fo:letter-spacing="-0.005cm" fo:language="en" fo:country="US" style:font-size-asian="10pt" style:font-name-complex="Times New Roman2" style:font-size-complex="10pt" style:text-scale="97%"/>
    </style:style>
    <style:style style:name="T63" style:family="text">
      <style:text-properties fo:color="#000000" loext:opacity="100%" style:font-name="Times New Roman" fo:font-size="10pt" fo:letter-spacing="-0.005cm" fo:language="en" fo:country="US" style:font-size-asian="10pt" style:font-name-complex="Times New Roman2" style:font-size-complex="10pt" style:text-scale="103%"/>
    </style:style>
    <style:style style:name="T64" style:family="text">
      <style:text-properties fo:color="#000000" loext:opacity="100%" style:font-name="Times New Roman" fo:font-size="10pt" fo:letter-spacing="-0.005cm" fo:language="en" fo:country="US" fo:background-color="#00ffff" loext:char-shading-value="0" style:font-size-asian="10pt" style:font-name-complex="Times New Roman2" style:font-size-complex="10pt"/>
    </style:style>
    <style:style style:name="T65" style:family="text">
      <style:text-properties fo:color="#000000" loext:opacity="100%" style:font-name="Times New Roman" fo:font-size="10pt" fo:letter-spacing="-0.007cm" fo:language="en" fo:country="US" style:font-size-asian="10pt" style:font-name-complex="Times New Roman2" style:font-size-complex="10pt" style:text-scale="104%"/>
    </style:style>
    <style:style style:name="T66" style:family="text">
      <style:text-properties fo:color="#000000" loext:opacity="100%" style:font-name="Times New Roman" fo:font-size="10pt" fo:letter-spacing="-0.007cm" fo:language="en" fo:country="US" style:font-size-asian="10pt" style:font-name-complex="Times New Roman2" style:font-size-complex="10pt" style:text-scale="101%"/>
    </style:style>
    <style:style style:name="T67" style:family="text">
      <style:text-properties fo:color="#000000" loext:opacity="100%" style:font-name="Times New Roman" fo:font-size="10pt" fo:letter-spacing="-0.007cm" fo:language="en" fo:country="US" fo:background-color="#00ffff" loext:char-shading-value="0" style:font-size-asian="10pt" style:font-name-complex="Times New Roman2" style:font-size-complex="10pt" style:text-scale="110%"/>
    </style:style>
    <style:style style:name="T68" style:family="text">
      <style:text-properties fo:color="#000000" loext:opacity="100%" style:font-name="Times New Roman" fo:font-size="10pt" fo:letter-spacing="0.011cm" fo:language="en" fo:country="US" style:font-size-asian="10pt" style:font-name-complex="Times New Roman2" style:font-size-complex="10pt"/>
    </style:style>
    <style:style style:name="T69" style:family="text">
      <style:text-properties fo:color="#000000" loext:opacity="100%" style:font-name="Times New Roman" fo:font-size="10pt" fo:letter-spacing="-0.021cm" fo:language="en" fo:country="US" style:font-size-asian="10pt" style:font-name-complex="Times New Roman2" style:font-size-complex="10pt"/>
    </style:style>
    <style:style style:name="T70" style:family="text">
      <style:text-properties fo:color="#000000" loext:opacity="100%" style:font-name="Times New Roman" fo:font-size="10pt" fo:letter-spacing="0.009cm" fo:language="en" fo:country="US" style:font-size-asian="10pt" style:font-name-complex="Times New Roman2" style:font-size-complex="10pt" style:text-scale="97%"/>
    </style:style>
    <style:style style:name="T71" style:family="text">
      <style:text-properties fo:color="#000000" loext:opacity="100%" style:font-name="Times New Roman" fo:font-size="10pt" fo:letter-spacing="0.007cm" fo:language="en" fo:country="US" style:font-size-asian="10pt" style:font-name-complex="Times New Roman2" style:font-size-complex="10pt"/>
    </style:style>
    <style:style style:name="T72" style:family="text">
      <style:text-properties fo:color="#000000" loext:opacity="100%" style:font-name="Times New Roman" fo:font-size="10pt" fo:letter-spacing="-0.002cm" fo:language="en" fo:country="US" style:font-size-asian="10pt" style:font-name-complex="Times New Roman2" style:font-size-complex="10pt"/>
    </style:style>
    <style:style style:name="T73" style:family="text">
      <style:text-properties fo:color="#000000" loext:opacity="100%" style:font-name="Times New Roman" fo:font-size="10pt" fo:letter-spacing="-0.011cm" fo:language="en" fo:country="US" style:font-size-asian="10pt" style:font-name-complex="Times New Roman2" style:font-size-complex="10pt"/>
    </style:style>
    <style:style style:name="T74" style:family="text">
      <style:text-properties fo:color="#000000" loext:opacity="100%" style:font-name="Times New Roman" fo:font-size="10pt" fo:background-color="#00ffff" loext:char-shading-value="0" style:font-size-asian="10pt" style:font-name-complex="Times New Roman2" style:font-size-complex="10pt"/>
    </style:style>
    <style:style style:name="T75" style:family="text">
      <style:text-properties fo:color="#000000" loext:opacity="100%" style:font-name="Times New Roman" fo:font-size="10pt" fo:letter-spacing="-0.157cm" fo:language="en" fo:country="US" style:font-size-asian="10pt" style:font-name-complex="Times New Roman2" style:font-size-complex="10pt"/>
    </style:style>
    <style:style style:name="T76" style:family="text">
      <style:text-properties fo:color="#000000" loext:opacity="100%" style:font-name="Times New Roman" fo:font-size="10pt" fo:letter-spacing="-0.035cm" fo:language="en" fo:country="US" style:font-size-asian="10pt" style:font-name-complex="Times New Roman2" style:font-size-complex="10pt"/>
    </style:style>
    <style:style style:name="T77" style:family="text">
      <style:text-properties fo:color="#000000" loext:opacity="100%" style:font-name="Times New Roman" fo:font-size="10pt" fo:letter-spacing="-0.034cm" fo:language="en" fo:country="US" fo:background-color="#00ff00" loext:char-shading-value="0" style:font-size-asian="10pt" style:font-name-complex="Times New Roman2" style:font-size-complex="10pt"/>
    </style:style>
    <style:style style:name="T78" style:family="text">
      <style:text-properties fo:color="#000000" loext:opacity="100%" style:font-name="Times New Roman" fo:font-size="10pt" fo:letter-spacing="-0.034cm" fo:language="en" fo:country="US" style:font-size-asian="10pt" style:font-name-complex="Times New Roman2" style:font-size-complex="10pt"/>
    </style:style>
    <style:style style:name="T79" style:family="text">
      <style:text-properties fo:color="#000000" loext:opacity="100%" style:font-name="Times New Roman" fo:font-size="10pt" fo:letter-spacing="-0.037cm" fo:language="en" fo:country="US" style:font-size-asian="10pt" style:font-name-complex="Times New Roman2"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Кладковой Максим</text:span><text:span text:style-name="T1"> 5130904/3000</text:span><text:span text:style-name="T2">5</text:span></text:p>
      <text:p text:style-name="P1" loext:marker-style-name="T14"><text:span text:style-name="T1">Весна</text:span><text:span text:style-name="T3"> 2023-2024</text:span></text:p>
      <text:p text:style-name="P1" loext:marker-style-name="T14"><text:span text:style-name="T15">Базовый</text:span><text:span text:style-name="T16"> </text:span><text:span text:style-name="T15">уровень</text:span></text:p>
      <text:p text:style-name="P2" loext:marker-style-name="T14"><text:span text:style-name="T4">Monologue on </text:span><text:span text:style-name="T5">BUSINESS</text:span></text:p>
      <text:p text:style-name="P2"><text:span text:style-name="T5">Active Vocabulary: 21, Grammar Structures: 8, Linkers: 12. Total: 5</text:span><text:span text:style-name="T7">50</text:span><text:span text:style-name="T5"> words</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 loext:marker-style-name="T14"><text:span text:style-name="T6">You are going to give a talk about BUSINESS.</text:span><text:span text:style-name="T6"/></text:p>
          </table:table-cell>
          <table:table-cell table:style-name="Таблица1.A1" office:value-type="string">
            <text:p text:style-name="P4"><text:span text:style-name="T4">The text of the monologue</text:span></text:p>
            <text:p text:style-name="P7" loext:marker-style-name="T8"/>
          </table:table-cell>
          <table:table-cell table:style-name="Таблица1.A1" office:value-type="string">
            <text:p text:style-name="P4" loext:marker-style-name="T14"><text:span text:style-name="T4">Vocabulary, Grammar Structures,</text:span><text:span text:style-name="T4"/></text:p>
            <text:p text:style-name="P4" loext:marker-style-name="T14"><text:span text:style-name="T4">Linking Words and Phrases</text:span><text:span text:style-name="T4"/></text:p>
          </table:table-cell>
        </table:table-row>
        <table:table-row table:style-name="Таблица1.2">
          <table:table-cell table:style-name="Таблица1.A1" office:value-type="string">
            <text:p text:style-name="P3" loext:marker-style-name="T14"><text:span text:style-name="T9">Step 1. Introduction</text:span><text:span text:style-name="T9"/></text:p>
            <text:p text:style-name="P5" loext:marker-style-name="T14"><text:span text:style-name="T10">1. Start with a hook sentence that will attract the listener’s attention (a quote, a proverb, etc.).</text:span><text:span text:style-name="T10"/></text:p>
            <text:p text:style-name="P5" loext:marker-style-name="T14"><text:span text:style-name="T10">2. Lead your speech steadily to the main part of your talk.</text:span><text:span text:style-name="T10"/></text:p>
            <text:p text:style-name="P5" loext:marker-style-name="T14"><text:span text:style-name="T10">3. The introduction may consist of 3-6 sentences.</text:span><text:span text:style-name="T10"/></text:p>
          </table:table-cell>
          <table:table-cell table:style-name="Таблица1.A1" office:value-type="string">
            <text:p text:style-name="P13" loext:marker-style-name="T11"><text:span text:style-name="T17">Business is all around us. Whatever area we take, there is business in</text:span><text:span text:style-name="T47"> </text:span><text:span text:style-name="T17">it. TV, shopping, social media and so on. I can say that business is not just</text:span><text:span text:style-name="T47"> </text:span><text:span text:style-name="T17">an organization </text:span><text:span text:style-name="T29">comprising</text:span><text:span text:style-name="T17"> people who strive together to achieve common</text:span><text:span text:style-name="T47"> </text:span><text:span text:style-name="T17">objectives and goals, it is the foundation of the economy and human life. I strongly believe that it is difficult to organize your own business because</text:span><text:span text:style-name="T47"> </text:span><text:span text:style-name="T17">you</text:span><text:span text:style-name="T47"> </text:span><text:span text:style-name="T17">always take risks.</text:span><text:span text:style-name="T47"> Peter F. Drucker, </text:span><text:span text:style-name="T17">widely known</text:span><text:span text:style-name="T47"> </text:span><text:span text:style-name="T17">and</text:span><text:span text:style-name="T47"> </text:span><text:span text:style-name="T17">influential</text:span><text:span text:style-name="T47"> </text:span><text:span text:style-name="T18">t</text:span><text:span text:style-name="T19">h</text:span><text:span text:style-name="T20">i</text:span><text:span text:style-name="T48">n</text:span><text:span text:style-name="T54">k</text:span><text:span text:style-name="T49">e</text:span><text:span text:style-name="T21">r</text:span><text:span text:style-name="T56"> </text:span><text:span text:style-name="T58">o</text:span><text:span text:style-name="T19">n</text:span><text:span text:style-name="T17"> </text:span><text:span text:style-name="T57">m</text:span><text:span text:style-name="T55">a</text:span><text:span text:style-name="T48">n</text:span><text:span text:style-name="T59">a</text:span><text:span text:style-name="T50">g</text:span><text:span text:style-name="T65">e</text:span><text:span text:style-name="T22">m</text:span><text:span text:style-name="T49">e</text:span><text:span text:style-name="T19">n</text:span><text:span text:style-name="T18">t</text:span><text:span text:style-name="T23">,</text:span><text:span text:style-name="T47"> </text:span><text:span text:style-name="T30">s</text:span><text:span text:style-name="T64">a</text:span><text:span text:style-name="T31">i</text:span><text:span text:style-name="T67">d</text:span><text:span text:style-name="T32">:</text:span><text:span text:style-name="T68"> </text:span><text:span text:style-name="T24">«</text:span><text:span text:style-name="T69"> </text:span><text:span text:style-name="T25">W</text:span><text:span text:style-name="T19">h</text:span><text:span text:style-name="T26">e</text:span><text:span text:style-name="T60">n</text:span><text:span text:style-name="T49">e</text:span><text:span text:style-name="T27">v</text:span><text:span text:style-name="T26">e</text:span><text:span text:style-name="T21">r</text:span><text:span text:style-name="T17"> </text:span><text:span text:style-name="T27">y</text:span><text:span text:style-name="T58">o</text:span><text:span text:style-name="T28">u</text:span><text:span text:style-name="T17"> </text:span><text:span text:style-name="T21">s</text:span><text:span text:style-name="T26">ee</text:span><text:span text:style-name="T17"> a </text:span><text:span text:style-name="T51">s</text:span><text:span text:style-name="T28">u</text:span><text:span text:style-name="T61">c</text:span><text:span text:style-name="T52">c</text:span><text:span text:style-name="T26">e</text:span><text:span text:style-name="T62">s</text:span><text:span text:style-name="T70">s</text:span><text:span text:style-name="T66">f</text:span><text:span text:style-name="T28">u</text:span><text:span text:style-name="T20">l</text:span><text:span text:style-name="T17"> </text:span><text:span text:style-name="T22">b</text:span><text:span text:style-name="T28">u</text:span><text:span text:style-name="T21">s</text:span><text:span text:style-name="T63">i</text:span><text:span text:style-name="T19">n</text:span><text:span text:style-name="T26">e</text:span><text:span text:style-name="T21">ss</text:span><text:span text:style-name="T23">, </text:span><text:span text:style-name="T17">someone</text:span><text:span text:style-name="T47"> </text:span><text:span text:style-name="T17">once</text:span><text:span text:style-name="T53"> </text:span><text:span text:style-name="T17">made</text:span><text:span text:style-name="T53"> </text:span><text:span text:style-name="T17">a courageous</text:span><text:span text:style-name="T71"> </text:span><text:span text:style-name="T17">decision».</text:span><text:span text:style-name="T72"> </text:span><text:span text:style-name="T17">So,</text:span><text:span text:style-name="T53"> </text:span><text:span text:style-name="T17">let’s</text:span><text:span text:style-name="T53"> </text:span><text:span text:style-name="T17">talk about</text:span><text:span text:style-name="T73"> </text:span><text:span text:style-name="T17">business.</text:span></text:p>
          </table:table-cell>
          <table:table-cell table:style-name="Таблица1.A1" office:value-type="string">
            <text:p text:style-name="P15" loext:marker-style-name="T74"><text:span text:style-name="T74">Comprising</text:span><text:span text:style-name="T74"/></text:p>
            <text:p text:style-name="P15" loext:marker-style-name="T11"><text:span text:style-name="T30">s</text:span><text:span text:style-name="T64">a</text:span><text:span text:style-name="T31">i</text:span><text:span text:style-name="T67">d</text:span></text:p>
          </table:table-cell>
        </table:table-row>
        <table:table-row table:style-name="Таблица1.1">
          <table:table-cell table:style-name="Таблица1.A1" office:value-type="string">
            <text:p text:style-name="P3" loext:marker-style-name="T14"><text:span text:style-name="T9">Step 2. In Business</text:span><text:span text:style-name="T9"/></text:p>
            <text:p text:style-name="P5" loext:marker-style-name="T14"><text:span text:style-name="T10">2.1 What are the reasons for business success?</text:span><text:span text:style-name="T10"/></text:p>
            <text:p text:style-name="P8" loext:marker-style-name="T10"/>
            <text:p text:style-name="P5" loext:marker-style-name="T14"><text:span text:style-name="T10">2.2 Speak about some typical problems an entrepreneur may face.</text:span><text:span text:style-name="T10"/></text:p>
            <text:p text:style-name="P8" loext:marker-style-name="T10"/>
            <text:p text:style-name="P8" loext:marker-style-name="T10"/>
          </table:table-cell>
          <table:table-cell table:style-name="Таблица1.A1" office:value-type="string">
            <text:p text:style-name="P14" loext:marker-style-name="T10"><text:span text:style-name="T17">Success in business can be attributed to various factors. </text:span><text:span text:style-name="T34">Firstly</text:span><text:span text:style-name="T17">, </text:span><text:span text:style-name="Strong_20_Emphasis_20__28_WW_29_"><text:span text:style-name="T37">charging a reasonable price</text:span></text:span><text:span text:style-name="T17"> for products or services ensures competitiveness in the market while maintaining profitability. </text:span><text:span text:style-name="T34">Secondly</text:span><text:span text:style-name="T17">, </text:span><text:span text:style-name="Strong_20_Emphasis_20__28_WW_29_"><text:span text:style-name="T37">proper tax management</text:span></text:span><text:span text:style-name="T17"> is essential to avoid legal issues and maximize financial resources. </text:span><text:span text:style-name="T34">Furthermore</text:span><text:span text:style-name="T17">, </text:span><text:span text:style-name="Strong_20_Emphasis_20__28_WW_29_"><text:span text:style-name="T37">avoiding over-dependence on one main customer</text:span></text:span><text:span text:style-name="T17"> mitigates the risk of sudden revenue loss. </text:span><text:span text:style-name="T29">Conducting </text:span><text:span text:style-name="Strong_20_Emphasis_20__28_WW_29_"><text:span text:style-name="T37">market research</text:span></text:span><text:span text:style-name="T29"> allows businesses</text:span><text:span text:style-name="T17"> to understand customer preferences and adapt strategies accordingly, enhancing their chances of success.</text:span></text:p>
            <text:p text:style-name="P14" loext:marker-style-name="T10"><text:span text:style-name="T17">Entrepreneurs often face numerous challenges in their business endeavors. </text:span><text:span text:style-name="Strong_20_Emphasis_20__28_WW_29_"><text:span text:style-name="T37">Cash flow problems</text:span></text:span><text:span text:style-name="T45">, </text:span><text:span text:style-name="Strong_20_Emphasis_20__28_WW_29_"><text:span text:style-name="T37">bad debts</text:span></text:span><text:span text:style-name="T45">,</text:span><text:span text:style-name="T17"> or </text:span><text:span text:style-name="Strong_20_Emphasis_20__28_WW_29_"><text:span text:style-name="T37">poor planning</text:span></text:span><text:span text:style-name="T17"> can lead to </text:span><text:span text:style-name="Strong_20_Emphasis_20__28_WW_29_"><text:span text:style-name="T37">bankruptcy</text:span></text:span><text:span text:style-name="T17"> or failure </text:span><text:span text:style-name="T29">if not addressed promptly</text:span><text:span text:style-name="T17">. </text:span><text:span text:style-name="T34">Additionally</text:span><text:span text:style-name="T17">, </text:span><text:span text:style-name="Strong_20_Emphasis_20__28_WW_29_"><text:span text:style-name="T37">over-dependence on one main customer</text:span></text:span><text:span text:style-name="T17"> exposes businesses to significant risks </text:span><text:span text:style-name="T29">if the customer relationship falters</text:span><text:span text:style-name="T17">. Providing </text:span><text:span text:style-name="Strong_20_Emphasis_20__28_WW_29_"><text:span text:style-name="T37">quality customer service</text:span></text:span><text:span text:style-name="T34"> </text:span><text:span text:style-name="T17">is crucial for maintaining customer satisfaction and loyalty. </text:span><text:span text:style-name="T34">Neglecting to</text:span><text:span text:style-name="T17"> </text:span><text:span text:style-name="Strong_20_Emphasis_20__28_WW_29_"><text:span text:style-name="T37">invest in the local community</text:span></text:span><text:span text:style-name="T17"> may result in missed opportunities for brand building and customer engagement. </text:span><text:span text:style-name="T34">Properly</text:span><text:span text:style-name="T17"> </text:span><text:span text:style-name="Strong_20_Emphasis_20__28_WW_29_"><text:span text:style-name="T37">managing the business on a day-to-day basis</text:span></text:span><text:span text:style-name="T34"> </text:span><text:span text:style-name="T17">is vital for sustained operations and growth.</text:span></text:p>
          </table:table-cell>
          <table:table-cell table:style-name="Таблица1.A1" office:value-type="string">
            <text:p text:style-name="P15" loext:marker-style-name="T10"><text:span text:style-name="T35">Firstly</text:span><text:span text:style-name="T35"/></text:p>
            <text:p text:style-name="P15" loext:marker-style-name="T10"><text:span text:style-name="Strong_20_Emphasis_20__28_WW_29_"><text:span text:style-name="T38">charging a reasonable price</text:span></text:span><text:span text:style-name="T38"/></text:p>
            <text:p text:style-name="P15" loext:marker-style-name="T10"><text:span text:style-name="Strong_20_Emphasis_20__28_WW_29_"><text:span text:style-name="T40">Secondly</text:span></text:span><text:span text:style-name="T40"/></text:p>
            <text:p text:style-name="P15" loext:marker-style-name="T10"><text:span text:style-name="Strong_20_Emphasis_20__28_WW_29_"><text:span text:style-name="T38">proper tax management</text:span></text:span><text:span text:style-name="T38"/></text:p>
            <text:p text:style-name="P15" loext:marker-style-name="T10"><text:span text:style-name="Strong_20_Emphasis_20__28_WW_29_"><text:span text:style-name="T40">Furthermore</text:span></text:span><text:span text:style-name="T40"/></text:p>
            <text:p text:style-name="P15" loext:marker-style-name="T10"><text:span text:style-name="Strong_20_Emphasis_20__28_WW_29_"><text:span text:style-name="T38">avoiding over-dependence on one main customer</text:span></text:span><text:span text:style-name="T38"/></text:p>
            <text:p text:style-name="P15" loext:marker-style-name="T10"><text:span text:style-name="Strong_20_Emphasis_20__28_WW_29_"><text:span text:style-name="T42">Conducting market research allows businesses</text:span></text:span><text:span text:style-name="T42"/></text:p>
            <text:p text:style-name="P15" loext:marker-style-name="T10"><text:span text:style-name="Strong_20_Emphasis_20__28_WW_29_"><text:span text:style-name="T38">market research</text:span></text:span><text:span text:style-name="T38"/></text:p>
            <text:p text:style-name="P15" loext:marker-style-name="T10"><text:span text:style-name="Strong_20_Emphasis_20__28_WW_29_"><text:span text:style-name="T38">Cash flow problems, bad debts</text:span></text:span><text:span text:style-name="T38"/></text:p>
            <text:p text:style-name="P15" loext:marker-style-name="T10"><text:span text:style-name="Strong_20_Emphasis_20__28_WW_29_"><text:span text:style-name="T38">poor planning</text:span></text:span><text:span text:style-name="T38"/></text:p>
            <text:p text:style-name="P15" loext:marker-style-name="T10"><text:span text:style-name="Strong_20_Emphasis_20__28_WW_29_"><text:span text:style-name="T38">bankruptcy</text:span></text:span><text:span text:style-name="T38"/></text:p>
            <text:p text:style-name="P15" loext:marker-style-name="T10"><text:span text:style-name="Strong_20_Emphasis_20__28_WW_29_"><text:span text:style-name="T42">if not addressed promptly</text:span></text:span><text:span text:style-name="T42"/></text:p>
            <text:p text:style-name="P15" loext:marker-style-name="T10"><text:span text:style-name="Strong_20_Emphasis_20__28_WW_29_"><text:span text:style-name="T40">Additionally</text:span></text:span><text:span text:style-name="T40"/></text:p>
            <text:p text:style-name="P15" loext:marker-style-name="T10"><text:span text:style-name="Strong_20_Emphasis_20__28_WW_29_"><text:span text:style-name="T38">over-dependence on one main customer</text:span></text:span><text:span text:style-name="T38"/></text:p>
            <text:p text:style-name="P15" loext:marker-style-name="T10"><text:span text:style-name="Strong_20_Emphasis_20__28_WW_29_"><text:span text:style-name="T42">if the customer relationship falters</text:span></text:span><text:span text:style-name="T42"/></text:p>
            <text:p text:style-name="P15" loext:marker-style-name="T10"><text:span text:style-name="Strong_20_Emphasis_20__28_WW_29_"><text:span text:style-name="T38">quality customer service</text:span></text:span><text:span text:style-name="T38"/></text:p>
            <text:p text:style-name="P15" loext:marker-style-name="T10"><text:span text:style-name="Strong_20_Emphasis_20__28_WW_29_"><text:span text:style-name="T40">Neglecting to</text:span></text:span><text:span text:style-name="T40"/></text:p>
            <text:p text:style-name="P15" loext:marker-style-name="T10"><text:span text:style-name="Strong_20_Emphasis_20__28_WW_29_"><text:span text:style-name="T38">invest in the local </text:span></text:span><text:soft-page-break/><text:span text:style-name="Strong_20_Emphasis_20__28_WW_29_"><text:span text:style-name="T38">community</text:span></text:span><text:span text:style-name="T38"/></text:p>
            <text:p text:style-name="P15" loext:marker-style-name="T10"><text:span text:style-name="Strong_20_Emphasis_20__28_WW_29_"><text:span text:style-name="T40">Properly</text:span></text:span><text:span text:style-name="T40"/></text:p>
            <text:p text:style-name="P15" loext:marker-style-name="T10"><text:span text:style-name="Strong_20_Emphasis_20__28_WW_29_"><text:span text:style-name="T38">managing the business on a day-to-day basis</text:span></text:span><text:span text:style-name="T38"/></text:p>
          </table:table-cell>
        </table:table-row>
        <table:table-row table:style-name="Таблица1.4">
          <table:table-cell table:style-name="Таблица1.A1" office:value-type="string">
            <text:p text:style-name="P3" loext:marker-style-name="T14"><text:span text:style-name="T9">Step 3. Business Icons</text:span><text:span text:style-name="T9"/></text:p>
            <text:p text:style-name="P5" loext:marker-style-name="T14"><text:span text:style-name="T10">3.1 What makes a business icon?</text:span><text:span text:style-name="T10"/></text:p>
            <text:p text:style-name="P10" loext:marker-style-name="T9"/>
            <text:p text:style-name="P5" loext:marker-style-name="T14"><text:span text:style-name="T10">3.2 Speak about a famous Russian businessman/business woman. Why is he/she successful?</text:span><text:span text:style-name="T10"/></text:p>
            <text:p text:style-name="P8" loext:marker-style-name="T10"/>
            <text:p text:style-name="P8" loext:marker-style-name="T10"/>
            <text:p text:style-name="P8" loext:marker-style-name="T10"/>
          </table:table-cell>
          <table:table-cell table:style-name="Таблица1.A1" office:value-type="string">
            <text:p text:style-name="P6" loext:marker-style-name="T10"><text:span text:style-name="T33">Several factors contribute to making a business icon</text:span><text:span text:style-name="T46">. </text:span><text:span text:style-name="Strong_20_Emphasis_20__28_WW_29_"><text:span text:style-name="T39">Possessing entrepreneurial skills</text:span></text:span><text:span text:style-name="T46"> is often </text:span><text:span text:style-name="Strong_20_Emphasis_20__28_WW_29_"><text:span text:style-name="T39">the key reason for success</text:span></text:span><text:span text:style-name="T46">, </text:span><text:span text:style-name="T33">enabling individuals to </text:span><text:span text:style-name="Strong_20_Emphasis_20__28_WW_29_"><text:span text:style-name="T39">succeed in business</text:span></text:span><text:span text:style-name="T33"> by identifying opportunities and leveraging resources effectively.</text:span><text:span text:style-name="T46"> They demonstrate the ability to </text:span><text:span text:style-name="Strong_20_Emphasis_20__28_WW_29_"><text:span text:style-name="T39">build up a highly profitable business</text:span></text:span><text:span text:style-name="T46"> through strategic planning and innovative thinking. </text:span><text:span text:style-name="T36">Moreover</text:span><text:span text:style-name="T46">, their capacity to </text:span><text:span text:style-name="Strong_20_Emphasis_20__28_WW_29_"><text:span text:style-name="T39">come up with ideas</text:span></text:span><text:span text:style-name="T46">, negotiate favorable deals, and achieve </text:span><text:span text:style-name="Strong_20_Emphasis_20__28_WW_29_"><text:span text:style-name="T39">win-win results</text:span></text:span><text:span text:style-name="T46"> in negotiations sets them apart in the business world. </text:span><text:span text:style-name="T36">Finally</text:span><text:span text:style-name="T46">, a business icon is characterized by their exceptional leadership, vision, and ability to inspire others to achieve greatness.</text:span></text:p>
            <text:p text:style-name="P6" loext:marker-style-name="T10"><text:span text:style-name="T46">One notable Russian businessman is </text:span><text:span text:style-name="Strong_20_Emphasis_20__28_WW_29_"><text:span text:style-name="T44">Mikhail Prokhorov</text:span></text:span><text:span text:style-name="T46">. He is successful due to his </text:span><text:span text:style-name="Strong_20_Emphasis_20__28_WW_29_"><text:span text:style-name="T39">entrepreneurial skills</text:span></text:span><text:span text:style-name="T46"> and strategic decision-making. Prokhorov has </text:span><text:span text:style-name="Strong_20_Emphasis_20__28_WW_29_"><text:span text:style-name="T39">built up highly profitable businesses</text:span></text:span><text:span text:style-name="T46"> in various sectors, including finance, metals, and media. </text:span><text:span text:style-name="T33">He is known for his ability to</text:span><text:span text:style-name="T46"> </text:span><text:span text:style-name="Strong_20_Emphasis_20__28_WW_29_"><text:span text:style-name="T39">get good deals for companies</text:span></text:span><text:span text:style-name="T46"> </text:span><text:span text:style-name="T33">and</text:span><text:span text:style-name="T46"> </text:span><text:span text:style-name="Strong_20_Emphasis_20__28_WW_29_"><text:span text:style-name="T39">negotiate contracts</text:span></text:span><text:span text:style-name="T46"> that benefit all parties involved. His </text:span><text:span text:style-name="Strong_20_Emphasis_20__28_WW_29_"><text:span text:style-name="T39">successful negotiations</text:span></text:span><text:span text:style-name="T46"> have led to significant business expansions and investments, contributing to his overall success in the business world.</text:span></text:p>
          </table:table-cell>
          <table:table-cell table:style-name="Таблица1.A1" office:value-type="string">
            <text:p text:style-name="P3" loext:marker-style-name="T10"><text:span text:style-name="T33">Several factors contribute to making a business icon </text:span><text:span text:style-name="Strong_20_Emphasis_20__28_WW_29_"><text:span text:style-name="T39">Possessing entrepreneurial skills</text:span></text:span></text:p>
            <text:p text:style-name="P3" loext:marker-style-name="T10"><text:span text:style-name="Strong_20_Emphasis_20__28_WW_29_"><text:span text:style-name="T39">the key reason for success</text:span></text:span><text:span text:style-name="T39"/></text:p>
            <text:p text:style-name="P3" loext:marker-style-name="T10"><text:span text:style-name="Strong_20_Emphasis_20__28_WW_29_"><text:span text:style-name="T43">enabling individuals to succeed in business by identifying opportunities and leveraging resources effectively. </text:span></text:span><text:span text:style-name="Strong_20_Emphasis_20__28_WW_29_"><text:span text:style-name="T39">succeed in business</text:span></text:span></text:p>
            <text:p text:style-name="P3" loext:marker-style-name="T10"><text:span text:style-name="Strong_20_Emphasis_20__28_WW_29_"><text:span text:style-name="T39">build up a highly profitable business</text:span></text:span><text:span text:style-name="T39"/></text:p>
            <text:p text:style-name="P3" loext:marker-style-name="T10"><text:span text:style-name="Strong_20_Emphasis_20__28_WW_29_"><text:span text:style-name="T41">Moreover </text:span></text:span><text:span text:style-name="Strong_20_Emphasis_20__28_WW_29_"><text:span text:style-name="T39">come up with ideas</text:span></text:span></text:p>
            <text:p text:style-name="P3" loext:marker-style-name="T10"><text:span text:style-name="Strong_20_Emphasis_20__28_WW_29_"><text:span text:style-name="T39">win-win results </text:span></text:span><text:span text:style-name="Strong_20_Emphasis_20__28_WW_29_"><text:span text:style-name="T41">Finally</text:span></text:span></text:p>
            <text:p text:style-name="P3" loext:marker-style-name="T10"><text:span text:style-name="Strong_20_Emphasis_20__28_WW_29_"><text:span text:style-name="T39">entrepreneurial skills</text:span></text:span><text:span text:style-name="T39"/></text:p>
            <text:p text:style-name="P3" loext:marker-style-name="T10"><text:span text:style-name="Strong_20_Emphasis_20__28_WW_29_"><text:span text:style-name="T39">built up highly profitable businesses</text:span></text:span><text:span text:style-name="T39"/></text:p>
            <text:p text:style-name="P3" loext:marker-style-name="T10"><text:span text:style-name="Strong_20_Emphasis_20__28_WW_29_"><text:span text:style-name="T43">He is known for his ability to get good deals for companies and negotiate contracts</text:span></text:span><text:span text:style-name="T43"/></text:p>
            <text:p text:style-name="P3" loext:marker-style-name="T10"><text:span text:style-name="Strong_20_Emphasis_20__28_WW_29_"><text:span text:style-name="T39">get good deals for companies</text:span></text:span><text:span text:style-name="T39"/></text:p>
            <text:p text:style-name="P3" loext:marker-style-name="T10"><text:span text:style-name="Strong_20_Emphasis_20__28_WW_29_"><text:span text:style-name="T39">negotiate contracts</text:span></text:span><text:span text:style-name="T39"/></text:p>
            <text:p text:style-name="P3" loext:marker-style-name="T11"><text:span text:style-name="Strong_20_Emphasis_20__28_WW_29_"><text:span text:style-name="T39">successful negotiations</text:span></text:span><text:span text:style-name="T39"/></text:p>
          </table:table-cell>
        </table:table-row>
        <table:table-row table:style-name="Таблица1.5">
          <table:table-cell table:style-name="Таблица1.A1" office:value-type="string">
            <text:p text:style-name="P3" loext:marker-style-name="T14"><text:span text:style-name="T9">Step 4. CREATIVE THINKING</text:span><text:span text:style-name="T9"/></text:p>
            <text:p text:style-name="P5"><text:span text:style-name="T10">Introduce your own extra idea(s) on the topic that hasn’t/haven’t been mentioned before. Justify your choice.</text:span></text:p>
            <text:p text:style-name="P11" loext:marker-style-name="T12"/>
          </table:table-cell>
          <table:table-cell table:style-name="Таблица1.A1" office:value-type="string">
            <text:p text:style-name="P5" loext:marker-style-name="T17"><text:span text:style-name="T17"><text:s text:c="13"/>One idea that might be useful is to conduct employee-led brainstorming sessions. By allowing team members at all levels of the organization to share their thoughts and perspectives, this can lead to unique and innovative solutions that would not otherwise be considered. This approach not only develops employees' sense of belonging and expands their capabilities, but also contributes to the development of a culture of cooperation and creativity within the company. By applying this approach to idea generation, businesses can leverage the diverse talents and knowledge of their employees to achieve success.</text:span><text:span text:style-name="T17"/></text:p>
          </table:table-cell>
          <table:table-cell table:style-name="Таблица1.A1" office:value-type="string">
            <text:p text:style-name="P9" loext:marker-style-name="T10"/>
          </table:table-cell>
        </table:table-row>
        <table:table-row table:style-name="Таблица1.6">
          <table:table-cell table:style-name="Таблица1.A1" office:value-type="string">
            <text:p text:style-name="P3" loext:marker-style-name="T14"><text:span text:style-name="T9">Step 5. Conclusion</text:span><text:span text:style-name="T9"/></text:p>
            <text:p text:style-name="P3" loext:marker-style-name="T14"><text:span text:style-name="T10">Summarise the ideas of steps 2,3,4.</text:span><text:span text:style-name="T10"/></text:p>
            <text:p text:style-name="P9" loext:marker-style-name="T10"/>
          </table:table-cell>
          <table:table-cell table:style-name="Таблица1.A1" office:value-type="string">
            <text:p text:style-name="P16" loext:marker-style-name="T17"><text:span text:style-name="T34">In conclusion I’d like to say</text:span><text:span text:style-name="T17"> it is very interesting and at the same time</text:span><text:span text:style-name="T47"> </text:span><text:span text:style-name="T17">risky to start a business. </text:span><text:span text:style-name="T34">However</text:span><text:span text:style-name="T17">, this can become a lifelong affair and will</text:span><text:span text:style-name="T75"> </text:span><text:span text:style-name="T17">bring</text:span><text:span text:style-name="T76"> </text:span><text:span text:style-name="T34">not</text:span><text:span text:style-name="T77"> </text:span><text:span text:style-name="T34">only</text:span><text:span text:style-name="T79"> </text:span><text:span text:style-name="T17">profit,</text:span><text:span text:style-name="T78"> </text:span><text:span text:style-name="T34">but</text:span><text:span text:style-name="T77"> </text:span><text:span text:style-name="T34">also</text:span><text:span text:style-name="T76"> </text:span><text:span text:style-name="T17">pleasure.</text:span></text:p>
          </table:table-cell>
          <table:table-cell table:style-name="Таблица1.A1" office:value-type="string">
            <text:p text:style-name="P17" loext:marker-style-name="T34"><text:span text:style-name="T34">In conclusion I’d like to say</text:span><text:span text:style-name="T34"/></text:p>
            <text:p text:style-name="P17" loext:marker-style-name="T34"><text:span text:style-name="T34">However</text:span><text:span text:style-name="T34"/></text:p>
            <text:p text:style-name="P17" loext:marker-style-name="T17"><text:span text:style-name="T34">not</text:span><text:span text:style-name="T77"> </text:span><text:span text:style-name="T34">only</text:span></text:p>
            <text:p text:style-name="P17" loext:marker-style-name="T17"><text:span text:style-name="T34">but</text:span><text:span text:style-name="T77"> </text:span><text:span text:style-name="T34">also</text:span></text:p>
          </table:table-cell>
        </table:table-row>
      </table:table>
      <text:p text:style-name="P12" loext:marker-style-name="T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WW_29_" style:class="list">
      <style:text-properties fo:font-size="12pt" style:font-size-asian="12pt"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_20__28_WW_29_" style:class="index">
      <style:paragraph-properties text:number-lines="false" text:line-number="0"/>
      <style:text-properties fo:font-size="12pt" style:font-size-asian="12pt" style:font-name-complex="Noto Sans Devanagari1" style:font-family-complex="'Noto Sans Devanagari'" style:font-family-generic-complex="system" style:font-pitch-complex="variable"/>
    </style:style>
    <style:style style:name="Heading_20_1" style:display-name="Heading 1" style:family="paragraph" style:parent-style-name="Standard_20__28_WW_29_" style:default-outline-level="1" style:list-style-name="" style:class="text">
      <style:paragraph-properties fo:margin-top="0.494cm" fo:margin-bottom="0.494cm" style:contextual-spacing="false" fo:line-height="100%"/>
      <style:text-properties style:font-name="Times New Roman1" fo:font-family="'Times New Roman'" style:font-family-generic="swiss" style:font-pitch="variable" fo:font-size="24pt" fo:font-weight="bold" style:letter-kerning="true" style:font-name-asian="Times New Roman2" style:font-family-asian="'Times New Roman'" style:font-family-generic-asian="system" style:font-pitch-asian="variable" style:font-size-asian="24pt" style:language-asian="ru" style:country-asian="RU" style:font-weight-asian="bold" style:font-name-complex="Times New Roman2" style:font-family-complex="'Times New Roman'" style:font-family-generic-complex="system" style:font-pitch-complex="variable" style:font-size-complex="24pt" style:font-weight-complex="bold"/>
    </style:style>
    <style:style style:name="Standard_20__28_WW_29_" style:display-name="Standard (WW)" style:family="paragraph">
      <style:paragraph-properties fo:margin-top="0cm" fo:margin-bottom="0.353cm" style:contextual-spacing="false" fo:line-height="115%"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247cm" style:contextual-spacing="false"/>
    </style:style>
    <style:style style:name="caption" style:family="paragraph" style:parent-style-name="Standard_20__28_WW_29_">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ystem" style:font-pitch-complex="variable" style:font-size-complex="12pt" style:font-style-complex="italic"/>
    </style:style>
    <style:style style:name="List_20_Paragraph" style:display-name="List Paragraph" style:family="paragraph" style:parent-style-name="Standard_20__28_WW_29_">
      <style:paragraph-properties fo:margin-left="1.27cm" fo:margin-top="0cm" fo:margin-bottom="0.353cm" style:contextual-spacing="true"/>
    </style:style>
    <style:style style:name="Normal_20__28_Web_29_" style:display-name="Normal (Web)" style:family="paragraph" style:parent-style-name="Standard_20__28_WW_29_">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_20__28_WW_29_">
      <style:paragraph-properties fo:margin-top="0cm" fo:margin-bottom="0cm" style:contextual-spacing="false" fo:line-height="100%"/>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_20__28_WW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_20__28_WW_29_" style:display-name="Default Paragraph Font (WW)" style:family="text"/>
    <style:style style:name="Default_20_Paragraph_20_Font_20__28_WW_29__20__28_WW_29_" style:display-name="Default Paragraph Font (WW) (WW)" style:family="text"/>
    <style:style style:name="Заголовок_20_1_20_Знак" style:display-name="Заголовок 1 Знак" style:family="text" style:parent-style-name="Default_20_Paragraph_20_Font_20__28_WW_29__20__28_WW_29_">
      <style:text-properties style:font-name="Times New Roman"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ru" style:country-asian="RU" style:font-weight-asian="bold" style:font-name-complex="Times New Roman2" style:font-family-complex="'Times New Roman'" style:font-family-generic-complex="system" style:font-pitch-complex="variable" style:font-size-complex="24pt" style:font-weight-complex="bold"/>
    </style:style>
    <style:style style:name="Текст_20_выноски_20_Знак" style:display-name="Текст выноски Знак" style:family="text" style:parent-style-name="Default_20_Paragraph_20_Font_20__28_WW_29__20__28_WW_29_">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Strong_20_Emphasis_20__28_WW_29_" style:display-name="Strong Emphasis (WW)"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20__28_WW_29__20__28_WW_29_" style:display-name="No List (WW) (WW)">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1"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2"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3"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4"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5"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6"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1.27cm" fo:margin-bottom="1.27cm" fo:margin-left="2.501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meta:editing-cycles>5</meta:editing-cycles>
    <meta:print-date>2019-02-05T16:20:00</meta:print-date>
    <meta:creation-date>2024-05-16T08:36:00</meta:creation-date>
    <dc:date>2024-05-18T14:58:23.843510500</dc:date>
    <meta:editing-duration>PT6M8S</meta:editing-duration>
    <meta:generator>LibreOffice/24.2.3.2$Linux_X86_64 LibreOffice_project/420$Build-2</meta:generator>
    <meta:document-statistic meta:table-count="1" meta:image-count="0" meta:object-count="0" meta:page-count="2" meta:paragraph-count="68" meta:word-count="859" meta:character-count="5764" meta:non-whitespace-character-count="4960"/>
    <meta:user-defined meta:name="AppVersion">16.0000</meta:user-defined>
    <meta:user-defined meta:name="Company">Hewlett-Packard</meta:user-defined>
    <meta:template xlink:type="simple" xlink:actuate="onRequest" xlink:title="Normal.dotm" xlink:href=""/>
  </office:meta>
</office:document-meta>
</file>